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 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Game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ChrDbg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number-columns-repeated="3" table:style-name="ce4"/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ActPntManImp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LockTgt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WorldChr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WorldObj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FieldArea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sb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enu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Pad Device Replacement Reque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2">
            <text:p>GameData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PlayerGameData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5">
            <text:p>141d14f7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1">
          <table:table-cell table:style-name="ce1"/>
          <table:table-cell table:number-columns-repeated="1023" table:style-name="ce3"/>
          <table:table-cell table:number-columns-repeated="15360" table:style-name="ce1"/>
        </table:table-row>
        <table:table-row table:number-rows-repeated="1048155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Lane</dc:creator>
    <meta:creation-date>2018-07-03T01:49:34Z</meta:creation-date>
    <dc:date>2018-10-30T07:40:07Z</dc:date>
    <meta:editing-cycles>38</meta:editing-cycles>
    <meta:editing-duration>PT178055S</meta:editing-duration>
  </office:meta>
</office:document-meta>
</file>